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1.637cm" fo:break-before="auto" style:use-optimal-row-height="true"/>
    </style:style>
    <style:style style:name="ro9" style:family="table-row">
      <style:table-row-properties style:row-height="3.276cm" fo:break-before="auto" style:use-optimal-row-height="true"/>
    </style:style>
    <style:style style:name="ro10" style:family="table-row">
      <style:table-row-properties style:row-height="4.475cm" fo:break-before="auto" style:use-optimal-row-height="true"/>
    </style:style>
    <style:style style:name="ro11" style:family="table-row">
      <style:table-row-properties style:row-height="2.427cm" fo:break-before="auto" style:use-optimal-row-height="true"/>
    </style:style>
    <style:style style:name="ro12" style:family="table-row">
      <style:table-row-properties style:row-height="2.632cm" fo:break-before="auto" style:use-optimal-row-height="true"/>
    </style:style>
    <style:style style:name="ro13" style:family="table-row">
      <style:table-row-properties style:row-height="1.344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3" office:value-type="string" table:number-columns-spanned="2" table:number-rows-spanned="1">
            <text:p>aqra-u[czytal`e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3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3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 jej głowę na ścia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3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3" office:value-type="string" table:number-columns-spanned="2" table:number-rows-spanned="1">
            <text:p>ieyasu / naame[list / beh-uw[to-her / mei[? / farsitaad(?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8T14:14:42.65">
            <text:p>0118 <text:s/>141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8T14:14:44.6">
            <text:p>0118 <text:s/>1414</text:p>
          </table:table-cell>
          <table:table-cell table:style-name="ce7" table:formula="of:=NOW()" office:value-type="date" office:date-value="2022-01-18T14:14:44.6">
            <text:p>0118 <text:s/>141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8T14:14:44.6">
            <text:p>0118 <text:s/>141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2022/01/18</text:date>, <text:time>14:1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8T14:14:44.32</dc:date>
    <dc:creator>iwabuchi ken</dc:creator>
    <meta:editing-duration>P11DT10H42M6S</meta:editing-duration>
    <meta:editing-cycles>1653</meta:editing-cycles>
    <meta:generator>OpenOffice/4.1.3$Win32 OpenOffice.org_project/413m1$Build-9783</meta:generator>
    <meta:document-statistic meta:table-count="1" meta:cell-count="324" meta:object-count="0"/>
  </office:meta>
</office:document-meta>
</file>